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0.269cm"/>
    </style:style>
    <style:style style:name="co6" style:family="table-column">
      <style:table-column-properties fo:break-before="auto" style:column-width="9.43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>
      <style:text-properties fo:color="#ff00ff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Общий список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Дата</text:p>
          </table:table-cell>
          <table:table-cell table:style-name="ce1" office:value-type="string">
            <text:p>День недели</text:p>
          </table:table-cell>
          <table:table-cell table:style-name="ce1" office:value-type="string">
            <text:p>Получил</text:p>
          </table:table-cell>
          <table:table-cell table:style-name="ce1" office:value-type="string">
            <text:p>Откуда</text:p>
          </table:table-cell>
          <table:table-cell table:style-name="ce1" office:value-type="string">
            <text:p>Где</text:p>
          </table:table-cell>
          <table:table-cell table:style-name="ce1" office:value-type="string">
            <text:p>Потратил</text:p>
          </table:table-cell>
          <table:table-cell table:style-name="ce1" office:value-type="string">
            <text:p>На что</text:p>
          </table:table-cell>
          <table:table-cell table:style-name="ce1" office:value-type="string">
            <text:p>Где</text:p>
          </table:table-cell>
        </table:table-row>
        <table:table-row table:style-name="ro2">
          <table:table-cell table:style-name="ce2" office:value-type="date" office:date-value="2011-07-20">
            <text:p>20.07.2011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49700">
            <text:p>49700</text:p>
          </table:table-cell>
          <table:table-cell office:value-type="string">
            <text:p>Оплата 3D-принтера через WU</text:p>
          </table:table-cell>
          <table:table-cell office:value-type="string">
            <text:p>Глобэкс-банк</text:p>
          </table:table-cell>
        </table:table-row>
        <table:table-row table:style-name="ro2">
          <table:table-cell table:style-name="ce2" office:value-type="date" office:date-value="2011-07-26">
            <text:p>26.07.2011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1600">
            <text:p>1600</text:p>
          </table:table-cell>
          <table:table-cell office:value-type="string">
            <text:p>Весы Tefal</text:p>
          </table:table-cell>
          <table:table-cell office:value-type="string">
            <text:p>РемБытТехника</text:p>
          </table:table-cell>
        </table:table-row>
        <table:table-row table:style-name="ro2">
          <table:table-cell table:style-name="ce2" office:value-type="date" office:date-value="2011-07-29">
            <text:p>29.07.2011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291">
            <text:p>291</text:p>
          </table:table-cell>
          <table:table-cell office:value-type="string">
            <text:p>Две отвертки, плоскогубцы, наждачка</text:p>
          </table:table-cell>
          <table:table-cell office:value-type="string">
            <text:p>Дюжина</text:p>
          </table:table-cell>
        </table:table-row>
        <table:table-row table:style-name="ro2">
          <table:table-cell table:style-name="ce2" office:value-type="date" office:date-value="2011-07-30">
            <text:p>30.07.2011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string">
            <text:p>Суперклей, ацетон</text:p>
          </table:table-cell>
          <table:table-cell office:value-type="string">
            <text:p>Магазин Строитель</text:p>
          </table:table-cell>
        </table:table-row>
        <table:table-row table:style-name="ro2">
          <table:table-cell table:style-name="ce2" office:value-type="date" office:date-value="2011-08-03">
            <text:p>03.08.2011</text:p>
          </table:table-cell>
          <table:table-cell office:value-type="string">
            <text:p>среда</text:p>
          </table:table-cell>
          <table:table-cell table:style-name="ce3" office:value-type="float" office:value="300">
            <text:p>300</text:p>
          </table:table-cell>
          <table:table-cell office:value-type="string">
            <text:p>Продажа 3х моделей машинок</text:p>
          </table:table-cell>
          <table:table-cell table:number-columns-repeated="4"/>
        </table:table-row>
        <table:table-row table:style-name="ro2">
          <table:table-cell table:style-name="ce2" office:value-type="date" office:date-value="2011-09-08">
            <text:p>08.09.2011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string">
            <text:p>Штангенциркуль электронный</text:p>
          </table:table-cell>
          <table:table-cell office:value-type="string">
            <text:p>Мастер-инструмент, Арбузова, 10</text:p>
          </table:table-cell>
        </table:table-row>
        <table:table-row table:style-name="ro2">
          <table:table-cell table:style-name="ce2" office:value-type="date" office:date-value="2011-09-14">
            <text:p>14.09.2011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Болты с гайками 10 шт</text:p>
          </table:table-cell>
          <table:table-cell office:value-type="string">
            <text:p>Магазин ПТУ-55</text:p>
          </table:table-cell>
        </table:table-row>
        <table:table-row table:style-name="ro2">
          <table:table-cell table:style-name="ce2" office:value-type="date" office:date-value="2011-09-27">
            <text:p>27.09.2011</text:p>
          </table:table-cell>
          <table:table-cell office:value-type="string">
            <text:p>вторник</text:p>
          </table:table-cell>
          <table:table-cell table:style-name="ce3" office:value-type="float" office:value="5500">
            <text:p>5500</text:p>
          </table:table-cell>
          <table:table-cell office:value-type="string">
            <text:p>Получено от Наговицина Владимира на пластик</text:p>
          </table:table-cell>
          <table:table-cell table:number-columns-repeated="4"/>
        </table:table-row>
        <table:table-row table:style-name="ro2">
          <table:table-cell table:style-name="ce2" office:value-type="date" office:date-value="2011-09-28">
            <text:p>28.09.2011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11000">
            <text:p>11000</text:p>
          </table:table-cell>
          <table:table-cell office:value-type="string">
            <text:p>Пластик для принтера (ABS, 20 кг, красный+желтый)</text:p>
          </table:table-cell>
          <table:table-cell office:value-type="string">
            <text:p>Группа компаний Лираль</text:p>
          </table:table-cell>
        </table:table-row>
        <table:table-row table:style-name="ro2">
          <table:table-cell table:style-name="ce2" office:value-type="date" office:date-value="2011-10-01">
            <text:p>01.10.2011</text:p>
          </table:table-cell>
          <table:table-cell office:value-type="string">
            <text:p>суббота</text:p>
          </table:table-cell>
          <table:table-cell/>
          <table:table-cell office:value-type="string">
            <text:p>переселился на работу + бизнес в офис БЦ Петербур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1-11-09">
            <text:p>09.11.2011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Разъемы</text:p>
          </table:table-cell>
          <table:table-cell office:value-type="string">
            <text:p>Магазин Радиотовары, Иванова, 17</text:p>
          </table:table-cell>
        </table:table-row>
        <table:table-row table:style-name="ro2">
          <table:table-cell table:style-name="ce2" office:value-type="date" office:date-value="2012-01-30">
            <text:p>30.01.2012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2000">
            <text:p>2000</text:p>
          </table:table-cell>
          <table:table-cell office:value-type="string">
            <text:p>Наговицину в счет долга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02-03">
            <text:p>03.02.2012</text:p>
          </table:table-cell>
          <table:table-cell office:value-type="string">
            <text:p>пятница</text:p>
          </table:table-cell>
          <table:table-cell table:style-name="ce3" office:value-type="float" office:value="1500">
            <text:p>1500</text:p>
          </table:table-cell>
          <table:table-cell office:value-type="string">
            <text:p>Печать модели для Adaptic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float" office:value="300">
            <text:p>300</text:p>
          </table:table-cell>
          <table:table-cell office:value-type="string">
            <text:p>За 3D-игрушки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2-10">
            <text:p>10.02.2012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string">
            <text:p>Сверла 2 шт</text:p>
          </table:table-cell>
          <table:table-cell office:value-type="string">
            <text:p>Дюжина</text:p>
          </table:table-cell>
        </table:table-row>
        <table:table-row table:style-name="ro2">
          <table:table-cell table:style-name="ce2" office:value-type="date" office:date-value="2012-02-16">
            <text:p>16.02.2012</text:p>
          </table:table-cell>
          <table:table-cell office:value-type="string">
            <text:p>четверг</text:p>
          </table:table-cell>
          <table:table-cell table:style-name="ce3" office:value-type="float" office:value="2500">
            <text:p>2500</text:p>
          </table:table-cell>
          <table:table-cell office:value-type="string">
            <text:p>3D-печать (макет бутылки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2-24">
            <text:p>24.02.2012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2400">
            <text:p>2400</text:p>
          </table:table-cell>
          <table:table-cell office:value-type="string">
            <text:p>Оплата интернет-магазина printandplay.ru</text:p>
          </table:table-cell>
          <table:table-cell office:value-type="string">
            <text:p>Storeland.ru</text:p>
          </table:table-cell>
        </table:table-row>
        <table:table-row table:style-name="ro2">
          <table:table-cell table:style-name="ce2" office:value-type="date" office:date-value="2012-02-25">
            <text:p>25.02.2012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string">
            <text:p>Клей ПВА</text:p>
          </table:table-cell>
          <table:table-cell office:value-type="string">
            <text:p>Город</text:p>
          </table:table-cell>
        </table:table-row>
        <table:table-row table:style-name="ro2">
          <table:table-cell table:style-name="ce2" office:value-type="date" office:date-value="2012-02-27">
            <text:p>27.02.2012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string">
            <text:p>Метизы (болты-гайки), ключи гаечные</text:p>
          </table:table-cell>
          <table:table-cell office:value-type="string">
            <text:p>СтройТоргСервис, Кутателадзе, 4</text:p>
          </table:table-cell>
        </table:table-row>
        <table:table-row table:style-name="ro2">
          <table:table-cell table:style-name="ce2" office:value-type="date" office:date-value="2012-02-28">
            <text:p>28.02.2012</text:p>
          </table:table-cell>
          <table:table-cell office:value-type="string">
            <text:p>вторник</text:p>
          </table:table-cell>
          <table:table-cell table:style-name="ce3" office:value-type="float" office:value="2200">
            <text:p>2200</text:p>
          </table:table-cell>
          <table:table-cell office:value-type="string">
            <text:p>3D-печать (макет бутылки 2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3-02">
            <text:p>02.03.2012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2500">
            <text:p>2500</text:p>
          </table:table-cell>
          <table:table-cell office:value-type="string">
            <text:p>Вернул долг Наговицину</text:p>
          </table:table-cell>
          <table:table-cell office:value-type="string">
            <text:p>Щ</text:p>
          </table:table-cell>
        </table:table-row>
        <table:table-row table:style-name="ro2">
          <table:table-cell table:number-columns-repeated="5"/>
          <table:table-cell office:value-type="float" office:value="300">
            <text:p>300</text:p>
          </table:table-cell>
          <table:table-cell office:value-type="string">
            <text:p>Уровень Зубр</text:p>
          </table:table-cell>
          <table:table-cell office:value-type="string">
            <text:p>Абрис</text:p>
          </table:table-cell>
        </table:table-row>
        <table:table-row table:style-name="ro2">
          <table:table-cell table:style-name="ce2" office:value-type="date" office:date-value="2012-03-06">
            <text:p>06.03.2012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160">
            <text:p>160</text:p>
          </table:table-cell>
          <table:table-cell office:value-type="string">
            <text:p>Болты M8x60 50шт</text:p>
          </table:table-cell>
          <table:table-cell office:value-type="string">
            <text:p>ПУ-55</text:p>
          </table:table-cell>
        </table:table-row>
        <table:table-row table:style-name="ro2">
          <table:table-cell table:style-name="ce2" office:value-type="date" office:date-value="2012-03-21">
            <text:p>21.03.2012</text:p>
          </table:table-cell>
          <table:table-cell office:value-type="string">
            <text:p>среда</text:p>
          </table:table-cell>
          <table:table-cell table:style-name="ce3" office:value-type="float" office:value="600">
            <text:p>600</text:p>
          </table:table-cell>
          <table:table-cell office:value-type="string">
            <text:p>Предоплата за модель (ventil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3-27">
            <text:p>27.03.2012</text:p>
          </table:table-cell>
          <table:table-cell office:value-type="string">
            <text:p>вторник</text:p>
          </table:table-cell>
          <table:table-cell table:style-name="ce3" office:value-type="float" office:value="600">
            <text:p>600</text:p>
          </table:table-cell>
          <table:table-cell office:value-type="string">
            <text:p>Оплата за модель (ventil)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Оплата работы Леше</text:p>
          </table:table-cell>
          <table:table-cell office:value-type="string">
            <text:p>Щ</text:p>
          </table:table-cell>
        </table:table-row>
        <table:table-row table:style-name="ro2">
          <table:table-cell table:number-columns-repeated="5"/>
          <table:table-cell office:value-type="float" office:value="200">
            <text:p>200</text:p>
          </table:table-cell>
          <table:table-cell office:value-type="string">
            <text:p>Плашка, плашкодержатель</text:p>
          </table:table-cell>
          <table:table-cell office:value-type="string">
            <text:p>Магазин Инструменты на Кутателадзе</text:p>
          </table:table-cell>
        </table:table-row>
        <table:table-row table:style-name="ro2">
          <table:table-cell table:style-name="ce2" office:value-type="date" office:date-value="2012-03-29">
            <text:p>29.03.2012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string">
            <text:p>Метчик на 8 чистовой</text:p>
          </table:table-cell>
          <table:table-cell office:value-type="string">
            <text:p>Магазин Инструменты на Кутателадзе</text:p>
          </table:table-cell>
        </table:table-row>
        <table:table-row table:style-name="ro2">
          <table:table-cell table:number-columns-repeated="5"/>
          <table:table-cell office:value-type="float" office:value="100">
            <text:p>100</text:p>
          </table:table-cell>
          <table:table-cell office:value-type="string">
            <text:p>Метизы</text:p>
          </table:table-cell>
          <table:table-cell office:value-type="string">
            <text:p>Крепеж на Российской</text:p>
          </table:table-cell>
        </table:table-row>
        <table:table-row table:style-name="ro2">
          <table:table-cell table:style-name="ce2" office:value-type="date" office:date-value="2012-03-30">
            <text:p>30.03.2012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string">
            <text:p>Разьемы для электроники</text:p>
          </table:table-cell>
          <table:table-cell office:value-type="string">
            <text:p>Город</text:p>
          </table:table-cell>
        </table:table-row>
        <table:table-row table:style-name="ro2">
          <table:table-cell table:style-name="ce2" office:value-type="date" office:date-value="2012-04-04">
            <text:p>04.04.2012</text:p>
          </table:table-cell>
          <table:table-cell office:value-type="string">
            <text:p>среда</text:p>
          </table:table-cell>
          <table:table-cell table:style-name="ce3" office:value-type="float" office:value="2600">
            <text:p>2600</text:p>
          </table:table-cell>
          <table:table-cell office:value-type="string">
            <text:p>Печать модели (orca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4-06">
            <text:p>06.04.2012</text:p>
          </table:table-cell>
          <table:table-cell office:value-type="string">
            <text:p>пятница</text:p>
          </table:table-cell>
          <table:table-cell table:style-name="ce3" office:value-type="float" office:value="2100">
            <text:p>2100</text:p>
          </table:table-cell>
          <table:table-cell office:value-type="string">
            <text:p>Продажа пластика (1003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4-08">
            <text:p>08.04.2012</text:p>
          </table:table-cell>
          <table:table-cell office:value-type="string">
            <text:p>воскресенье</text:p>
          </table:table-cell>
          <table:table-cell table:style-name="ce3" office:value-type="float" office:value="3200">
            <text:p>3200</text:p>
          </table:table-cell>
          <table:table-cell office:value-type="string">
            <text:p>Печать модели (shkiv), продажа пластика (1002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4-12">
            <text:p>12.04.2012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230">
            <text:p>230</text:p>
          </table:table-cell>
          <table:table-cell office:value-type="string">
            <text:p>Ножовка по металлу, развертка на 8</text:p>
          </table:table-cell>
          <table:table-cell office:value-type="string">
            <text:p>АкадемСнаб, Пасечная, 4</text:p>
          </table:table-cell>
        </table:table-row>
        <table:table-row table:style-name="ro2">
          <table:table-cell table:number-columns-repeated="5"/>
          <table:table-cell office:value-type="float" office:value="1480">
            <text:p>1480</text:p>
          </table:table-cell>
          <table:table-cell office:value-type="string">
            <text:p>Заказ двигателя у StepMotor.ru</text:p>
          </table:table-cell>
          <table:table-cell office:value-type="string">
            <text:p>Перевод через банк УралСиб</text:p>
          </table:table-cell>
        </table:table-row>
        <table:table-row table:style-name="ro2">
          <table:table-cell table:style-name="ce2" office:value-type="date" office:date-value="2012-04-17">
            <text:p>17.04.2012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280">
            <text:p>280</text:p>
          </table:table-cell>
          <table:table-cell office:value-type="string">
            <text:p>Винты, диоды, провода</text:p>
          </table:table-cell>
          <table:table-cell office:value-type="string">
            <text:p>Радиотехника, Крепеж</text:p>
          </table:table-cell>
        </table:table-row>
        <table:table-row table:style-name="ro2">
          <table:table-cell table:style-name="ce2" office:value-type="date" office:date-value="2012-04-18">
            <text:p>18.04.2012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610">
            <text:p>610</text:p>
          </table:table-cell>
          <table:table-cell office:value-type="string">
            <text:p>Отправка деталей ЕМС Почтой (orca)</text:p>
          </table:table-cell>
          <table:table-cell office:value-type="string">
            <text:p>БЦ Петербург</text:p>
          </table:table-cell>
        </table:table-row>
        <table:table-row table:style-name="ro2">
          <table:table-cell table:style-name="ce2" office:value-type="date" office:date-value="2012-04-26">
            <text:p>26.04.2012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string">
            <text:p>Вентилятор 8 см</text:p>
          </table:table-cell>
          <table:table-cell office:value-type="string">
            <text:p>Квеста</text:p>
          </table:table-cell>
        </table:table-row>
        <table:table-row table:style-name="ro2">
          <table:table-cell table:style-name="ce2" office:value-type="date" office:date-value="2012-05-01">
            <text:p>01.05.2012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5000">
            <text:p>5000</text:p>
          </table:table-cell>
          <table:table-cell office:value-type="string">
            <text:p>Зарплата Леше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05-29">
            <text:p>29.05.2012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2300">
            <text:p>2300</text:p>
          </table:table-cell>
          <table:table-cell office:value-type="string">
            <text:p>Покупка платы стола + доставка Пони Экспресс, оплата через Сбербанк-Онлайн</text:p>
          </table:table-cell>
          <table:table-cell office:value-type="string">
            <text:p>СКБ Кипарис</text:p>
          </table:table-cell>
        </table:table-row>
        <table:table-row table:style-name="ro2">
          <table:table-cell table:style-name="ce2" office:value-type="date" office:date-value="2012-05-31">
            <text:p>31.05.2012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2500">
            <text:p>2500</text:p>
          </table:table-cell>
          <table:table-cell office:value-type="string">
            <text:p>Отдал долг Наговицину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06-08">
            <text:p>08.06.2012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2500">
            <text:p>2500</text:p>
          </table:table-cell>
          <table:table-cell office:value-type="string">
            <text:p>Сверлильный станок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06-14">
            <text:p>14.06.2012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357">
            <text:p>357</text:p>
          </table:table-cell>
          <table:table-cell office:value-type="string">
            <text:p>Пинцет, теплопроводящая паста, длинногубцы, резисторы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2-06-28">
            <text:p>28.06.2012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2590">
            <text:p>2590</text:p>
          </table:table-cell>
          <table:table-cell office:value-type="string">
            <text:p>Оплата за пластик для 3D-принтера</text:p>
          </table:table-cell>
          <table:table-cell office:value-type="string">
            <text:p>Альфа-клик</text:p>
          </table:table-cell>
        </table:table-row>
        <table:table-row table:style-name="ro2">
          <table:table-cell table:style-name="ce2" office:value-type="date" office:date-value="2012-07-04">
            <text:p>04.07.2012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4000">
            <text:p>4000</text:p>
          </table:table-cell>
          <table:table-cell office:value-type="string">
            <text:p>Зарплата Леше за апрель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07-09">
            <text:p>09.07.2012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975">
            <text:p>975</text:p>
          </table:table-cell>
          <table:table-cell office:value-type="string">
            <text:p>Оплата за доставку пластика ТК-КИТ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07-12">
            <text:p>12.07.2012</text:p>
          </table:table-cell>
          <table:table-cell office:value-type="string">
            <text:p>четверг</text:p>
          </table:table-cell>
          <table:table-cell table:style-name="ce3" office:value-type="float" office:value="4300">
            <text:p>4300</text:p>
          </table:table-cell>
          <table:table-cell office:value-type="string">
            <text:p>Печать бутылок (bottle2, bottle3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7-15">
            <text:p>15.07.2012</text:p>
          </table:table-cell>
          <table:table-cell office:value-type="string">
            <text:p>воскресенье</text:p>
          </table:table-cell>
          <table:table-cell table:style-name="ce3" office:value-type="float" office:value="3000">
            <text:p>3000</text:p>
          </table:table-cell>
          <table:table-cell office:value-type="string">
            <text:p>Продажа пластика ABS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7-23">
            <text:p>23.07.2012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string">
            <text:p>Резисторы 8 Ом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2-07-25">
            <text:p>25.07.2012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2867">
            <text:p>2867</text:p>
          </table:table-cell>
          <table:table-cell office:value-type="string">
            <text:p>Шуруповерт, метчики, надфили</text:p>
          </table:table-cell>
          <table:table-cell office:value-type="string">
            <text:p>Дюжина</text:p>
          </table:table-cell>
        </table:table-row>
        <table:table-row table:style-name="ro2">
          <table:table-cell table:style-name="ce2" office:value-type="date" office:date-value="2012-07-27">
            <text:p>27.07.2012</text:p>
          </table:table-cell>
          <table:table-cell office:value-type="string">
            <text:p>пятница</text:p>
          </table:table-cell>
          <table:table-cell table:style-name="ce3" office:value-type="float" office:value="800">
            <text:p>800</text:p>
          </table:table-cell>
          <table:table-cell office:value-type="string">
            <text:p>3D-печать (домик Арбузову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8-01">
            <text:p>01.08.2012</text:p>
          </table:table-cell>
          <table:table-cell office:value-type="string">
            <text:p>среда</text:p>
          </table:table-cell>
          <table:table-cell table:style-name="ce3" office:value-type="float" office:value="50000">
            <text:p>50000</text:p>
          </table:table-cell>
          <table:table-cell office:value-type="string">
            <text:p>Продажа 3D-принтера + 2 кг пласти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8-06">
            <text:p>06.08.2012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1500">
            <text:p>1500</text:p>
          </table:table-cell>
          <table:table-cell office:value-type="string">
            <text:p>БП 450 Вт</text:p>
          </table:table-cell>
          <table:table-cell office:value-type="string">
            <text:p>Квеста</text:p>
          </table:table-cell>
        </table:table-row>
        <table:table-row table:style-name="ro2">
          <table:table-cell table:style-name="ce2" office:value-type="date" office:date-value="2012-08-14">
            <text:p>14.08.2012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15500">
            <text:p>15500</text:p>
          </table:table-cell>
          <table:table-cell office:value-type="string">
            <text:p>Оргстекло 18 мм 1400x1620</text:p>
          </table:table-cell>
          <table:table-cell office:value-type="string">
            <text:p>ТД Пластик</text:p>
          </table:table-cell>
        </table:table-row>
        <table:table-row table:style-name="ro2">
          <table:table-cell table:number-columns-repeated="5"/>
          <table:table-cell office:value-type="float" office:value="5670">
            <text:p>5670</text:p>
          </table:table-cell>
          <table:table-cell office:value-type="string">
            <text:p>Оргстекло 8 мм 1500x1700</text:p>
          </table:table-cell>
          <table:table-cell office:value-type="string">
            <text:p>ТД Пластик</text:p>
          </table:table-cell>
        </table:table-row>
        <table:table-row table:style-name="ro2">
          <table:table-cell table:number-columns-repeated="5"/>
          <table:table-cell office:value-type="float" office:value="300">
            <text:p>300</text:p>
          </table:table-cell>
          <table:table-cell office:value-type="string">
            <text:p>Фторопласт 15 мм 1 м</text:p>
          </table:table-cell>
          <table:table-cell office:value-type="string">
            <text:p>Резинотехника</text:p>
          </table:table-cell>
        </table:table-row>
        <table:table-row table:style-name="ro2">
          <table:table-cell table:number-columns-repeated="5"/>
          <table:table-cell office:value-type="float" office:value="825">
            <text:p>825</text:p>
          </table:table-cell>
          <table:table-cell office:value-type="string">
            <text:p>Фторопласт 25 мм 1 м</text:p>
          </table:table-cell>
          <table:table-cell office:value-type="string">
            <text:p>Резинотехника</text:p>
          </table:table-cell>
        </table:table-row>
        <table:table-row table:style-name="ro2">
          <table:table-cell table:number-columns-repeated="5"/>
          <table:table-cell office:value-type="float" office:value="269">
            <text:p>269</text:p>
          </table:table-cell>
          <table:table-cell office:value-type="string">
            <text:p>Капролон 30 см 20x20 брусок 5 шт</text:p>
          </table:table-cell>
          <table:table-cell office:value-type="string">
            <text:p>Резинотехника</text:p>
          </table:table-cell>
        </table:table-row>
        <table:table-row table:style-name="ro2">
          <table:table-cell table:number-columns-repeated="5"/>
          <table:table-cell office:value-type="float" office:value="350">
            <text:p>350</text:p>
          </table:table-cell>
          <table:table-cell office:value-type="string">
            <text:p>Газель грузовая 1 час</text:p>
          </table:table-cell>
          <table:table-cell office:value-type="string">
            <text:p>ТК Абсолют</text:p>
          </table:table-cell>
        </table:table-row>
        <table:table-row table:style-name="ro2">
          <table:table-cell table:style-name="ce2" office:value-type="date" office:date-value="2012-08-16">
            <text:p>16.08.2012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20000">
            <text:p>20000</text:p>
          </table:table-cell>
          <table:table-cell office:value-type="string">
            <text:p>Зачисление на карточный счет (оплата направляющих на Alibaba.com)</text:p>
          </table:table-cell>
          <table:table-cell office:value-type="string">
            <text:p>Глобэкс-банк</text:p>
          </table:table-cell>
        </table:table-row>
        <table:table-row table:style-name="ro2">
          <table:table-cell table:style-name="ce2" office:value-type="date" office:date-value="2012-08-17">
            <text:p>17.08.2012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string">
            <text:p>Оплата отправки 2 кг ABS пластика (заказ 1005) ЕМС Почтой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08-20">
            <text:p>20.08.2012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2650">
            <text:p>2650</text:p>
          </table:table-cell>
          <table:table-cell office:value-type="string">
            <text:p>50 подшипников для принтера</text:p>
          </table:table-cell>
          <table:table-cell office:value-type="string">
            <text:p>Академснаб</text:p>
          </table:table-cell>
        </table:table-row>
        <table:table-row table:style-name="ro2">
          <table:table-cell table:style-name="ce2" office:value-type="date" office:date-value="2012-08-29">
            <text:p>29.08.2012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2584">
            <text:p>2584</text:p>
          </table:table-cell>
          <table:table-cell office:value-type="string">
            <text:p>Метизы для 5 принтеров</text:p>
          </table:table-cell>
          <table:table-cell office:value-type="string">
            <text:p>Крепеж на Иванова 31</text:p>
          </table:table-cell>
        </table:table-row>
        <table:table-row table:style-name="ro2">
          <table:table-cell table:style-name="ce2" office:value-type="date" office:date-value="2012-09-05">
            <text:p>05.09.2012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2000">
            <text:p>2000</text:p>
          </table:table-cell>
          <table:table-cell office:value-type="string">
            <text:p>Лазерная резка (четвертование + комплект на 1 принтер)</text:p>
          </table:table-cell>
          <table:table-cell office:value-type="string">
            <text:p>Мазак-лазер</text:p>
          </table:table-cell>
        </table:table-row>
        <table:table-row table:style-name="ro2">
          <table:table-cell table:style-name="ce2" office:value-type="date" office:date-value="2012-09-07">
            <text:p>07.09.2012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string">
            <text:p>Визитки 300 шт</text:p>
          </table:table-cell>
          <table:table-cell office:value-type="string">
            <text:p>Абвей, Демакова, 23</text:p>
          </table:table-cell>
        </table:table-row>
        <table:table-row table:style-name="ro2">
          <table:table-cell table:style-name="ce2" office:value-type="date" office:date-value="2012-09-11">
            <text:p>11.09.2012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2000">
            <text:p>2000</text:p>
          </table:table-cell>
          <table:table-cell office:value-type="string">
            <text:p>10 нагревательных элементов для 3D-принтеров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09-19">
            <text:p>19.09.2012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4216">
            <text:p>4216</text:p>
          </table:table-cell>
          <table:table-cell office:value-type="string">
            <text:p>Пластик ABS 9.37 кг</text:p>
          </table:table-cell>
          <table:table-cell office:value-type="string">
            <text:p>Альфа-клик</text:p>
          </table:table-cell>
        </table:table-row>
        <table:table-row table:style-name="ro2">
          <table:table-cell table:number-columns-repeated="5"/>
          <table:table-cell office:value-type="float" office:value="3315">
            <text:p>3315</text:p>
          </table:table-cell>
          <table:table-cell office:value-type="string">
            <text:p>2 муфты от СКБ ИС</text:p>
          </table:table-cell>
          <table:table-cell office:value-type="string">
            <text:p>Альфа-клик</text:p>
          </table:table-cell>
        </table:table-row>
        <table:table-row table:style-name="ro2">
          <table:table-cell table:style-name="ce2" office:value-type="date" office:date-value="2012-09-20">
            <text:p>20.09.2012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1673">
            <text:p>1673</text:p>
          </table:table-cell>
          <table:table-cell office:value-type="string">
            <text:p>Метчики на 5, метчикодержатель, шлифмашинка электр.</text:p>
          </table:table-cell>
          <table:table-cell office:value-type="string">
            <text:p>Дюжина</text:p>
          </table:table-cell>
        </table:table-row>
        <table:table-row table:style-name="ro2">
          <table:table-cell table:style-name="ce2" office:value-type="date" office:date-value="2012-09-21">
            <text:p>21.09.2012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552">
            <text:p>552</text:p>
          </table:table-cell>
          <table:table-cell office:value-type="string">
            <text:p>Патрон конус 16 макс диаметр 16, сверло 15 мм, ключ на 17</text:p>
          </table:table-cell>
          <table:table-cell office:value-type="string">
            <text:p>Дюжина</text:p>
          </table:table-cell>
        </table:table-row>
        <table:table-row table:style-name="ro2">
          <table:table-cell table:number-columns-repeated="5"/>
          <table:table-cell office:value-type="float" office:value="5500">
            <text:p>5500</text:p>
          </table:table-cell>
          <table:table-cell office:value-type="string">
            <text:p>Оплата резки оргстекла</text:p>
          </table:table-cell>
          <table:table-cell office:value-type="string">
            <text:p>Мазак-лазер</text:p>
          </table:table-cell>
        </table:table-row>
        <table:table-row table:style-name="ro2">
          <table:table-cell table:style-name="ce2" office:value-type="date" office:date-value="2012-09-25">
            <text:p>25.09.2012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string">
            <text:p>Оплата за 20 втулок из капролона (материал дал я)</text:p>
          </table:table-cell>
          <table:table-cell office:value-type="string">
            <text:p>Виталий токарь, Щ</text:p>
          </table:table-cell>
        </table:table-row>
        <table:table-row table:style-name="ro2">
          <table:table-cell table:style-name="ce2" office:value-type="date" office:date-value="2012-09-27">
            <text:p>27.09.2012</text:p>
          </table:table-cell>
          <table:table-cell office:value-type="string">
            <text:p>четверг</text:p>
          </table:table-cell>
          <table:table-cell table:style-name="ce3" office:value-type="float" office:value="3500">
            <text:p>3500</text:p>
          </table:table-cell>
          <table:table-cell office:value-type="string">
            <text:p>Получил за ABS-пластик 7 кг (1007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9-29">
            <text:p>29.09.2012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1690">
            <text:p>1690</text:p>
          </table:table-cell>
          <table:table-cell office:value-type="string">
            <text:p>Оплата отправки ABS-пластика ЕМС почтой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10-09">
            <text:p>09.10.2012</text:p>
          </table:table-cell>
          <table:table-cell office:value-type="string">
            <text:p>вторник</text:p>
          </table:table-cell>
          <table:table-cell table:style-name="ce3" office:value-type="float" office:value="800">
            <text:p>800</text:p>
          </table:table-cell>
          <table:table-cell office:value-type="string">
            <text:p>3D-печать (jeep_disc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0-13">
            <text:p>13.10.2012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string">
            <text:p>DFRduino Mega + драйвер ШД EasyDriver 4.4</text:p>
          </table:table-cell>
          <table:table-cell office:value-type="string">
            <text:p>Devicter.ru</text:p>
          </table:table-cell>
        </table:table-row>
        <table:table-row table:style-name="ro2">
          <table:table-cell table:style-name="ce2" office:value-type="date" office:date-value="2012-10-16">
            <text:p>16.10.2012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570">
            <text:p>570</text:p>
          </table:table-cell>
          <table:table-cell office:value-type="string">
            <text:p>Набор для паяльных работ, провод МГТФ 2м, клеммы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2-10-17">
            <text:p>17.10.2012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string">
            <text:p>PBS-40 PLS-40 разъемы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2-10-22">
            <text:p>22.10.2012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3000">
            <text:p>3000</text:p>
          </table:table-cell>
          <table:table-cell office:value-type="string">
            <text:p>Направляющие 40 шт 8x400мм, 2м пруток 10мм</text:p>
          </table:table-cell>
          <table:table-cell office:value-type="string">
            <text:p>ООО Скат, Зеленая горка, 1</text:p>
          </table:table-cell>
        </table:table-row>
        <table:table-row table:style-name="ro2">
          <table:table-cell table:style-name="ce2" office:value-type="date" office:date-value="2012-10-23">
            <text:p>23.10.2012</text:p>
          </table:table-cell>
          <table:table-cell office:value-type="string">
            <text:p>вторник</text:p>
          </table:table-cell>
          <table:table-cell table:style-name="ce3" office:value-type="float" office:value="400">
            <text:p>400</text:p>
          </table:table-cell>
          <table:table-cell office:value-type="string">
            <text:p>Дима вернул за пруток 10мм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0-25">
            <text:p>25.10.2012</text:p>
          </table:table-cell>
          <table:table-cell office:value-type="string">
            <text:p>четверг</text:p>
          </table:table-cell>
          <table:table-cell table:style-name="ce3" office:value-type="float" office:value="4300">
            <text:p>4300</text:p>
          </table:table-cell>
          <table:table-cell office:value-type="string">
            <text:p>Оплата ABS-пластика 4 к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0-29">
            <text:p>29.10.2012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string">
            <text:p>Гайки переходные М8 6 шт (по 9р30к), щетка</text:p>
          </table:table-cell>
          <table:table-cell office:value-type="string">
            <text:p>Крепеж</text:p>
          </table:table-cell>
        </table:table-row>
        <table:table-row table:style-name="ro2">
          <table:table-cell table:style-name="ce2" office:value-type="date" office:date-value="2012-10-30">
            <text:p>30.10.2012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1290">
            <text:p>1290</text:p>
          </table:table-cell>
          <table:table-cell office:value-type="string">
            <text:p>Отправка ABS-пластика ЕМС-почтой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11-11">
            <text:p>11.11.2012</text:p>
          </table:table-cell>
          <table:table-cell office:value-type="string">
            <text:p>воскресенье</text:p>
          </table:table-cell>
          <table:table-cell table:style-name="ce3" office:value-type="float" office:value="1000">
            <text:p>1000</text:p>
          </table:table-cell>
          <table:table-cell office:value-type="string">
            <text:p>ABS-пластик 1 к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1-14">
            <text:p>14.11.2012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370">
            <text:p>370</text:p>
          </table:table-cell>
          <table:table-cell office:value-type="string">
            <text:p>Гайки переходные 40 шт</text:p>
          </table:table-cell>
          <table:table-cell office:value-type="string">
            <text:p>Крепеж</text:p>
          </table:table-cell>
        </table:table-row>
        <table:table-row table:style-name="ro2">
          <table:table-cell table:style-name="ce2" office:value-type="date" office:date-value="2012-11-16">
            <text:p>16.11.2012</text:p>
          </table:table-cell>
          <table:table-cell office:value-type="string">
            <text:p>пятница</text:p>
          </table:table-cell>
          <table:table-cell table:style-name="ce3" office:value-type="float" office:value="500">
            <text:p>500</text:p>
          </table:table-cell>
          <table:table-cell office:value-type="string">
            <text:p>Перевод с WM (вебинар donate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1-24">
            <text:p>24.11.2012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9094">
            <text:p>9094</text:p>
          </table:table-cell>
          <table:table-cell office:value-type="string">
            <text:p>Оплата 20 кг ABS-пластика 3мм</text:p>
          </table:table-cell>
          <table:table-cell office:value-type="string">
            <text:p>Альфа-клик</text:p>
          </table:table-cell>
        </table:table-row>
        <table:table-row table:style-name="ro2">
          <table:table-cell table:style-name="ce2" office:value-type="date" office:date-value="2012-12-06">
            <text:p>06.12.2012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string">
            <text:p>Оплата доставки 20 кг ABS-пластика</text:p>
          </table:table-cell>
          <table:table-cell office:value-type="string">
            <text:p>Щ</text:p>
          </table:table-cell>
        </table:table-row>
        <table:table-row table:style-name="ro2">
          <table:table-cell table:style-name="ce2" office:value-type="date" office:date-value="2012-12-07">
            <text:p>07.12.2012</text:p>
          </table:table-cell>
          <table:table-cell office:value-type="string">
            <text:p>пятница</text:p>
          </table:table-cell>
          <table:table-cell table:style-name="ce3" office:value-type="float" office:value="800">
            <text:p>800</text:p>
          </table:table-cell>
          <table:table-cell office:value-type="string">
            <text:p>Продал 1 кг ABS-пласти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2-24">
            <text:p>24.12.2012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string">
            <text:p>Метизы</text:p>
          </table:table-cell>
          <table:table-cell office:value-type="string">
            <text:p>Крепеж</text:p>
          </table:table-cell>
        </table:table-row>
        <table:table-row table:style-name="ro2">
          <table:table-cell table:style-name="ce2" office:value-type="date" office:date-value="2012-12-30">
            <text:p>30.12.2012</text:p>
          </table:table-cell>
          <table:table-cell office:value-type="string">
            <text:p>воскресенье</text:p>
          </table:table-cell>
          <table:table-cell table:style-name="ce3" office:value-type="float" office:value="860">
            <text:p>860</text:p>
          </table:table-cell>
          <table:table-cell office:value-type="string">
            <text:p>Продал комплектующие для 3d-принтера в НГТУ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1-08">
            <text:p>08.01.2013</text:p>
          </table:table-cell>
          <table:table-cell office:value-type="string">
            <text:p>вторник</text:p>
          </table:table-cell>
          <table:table-cell table:style-name="ce3" office:value-type="float" office:value="1900">
            <text:p>1900</text:p>
          </table:table-cell>
          <table:table-cell office:value-type="string">
            <text:p>Продал 2 кг ABS пластика (бесцветного)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2-09">
            <text:p>09.02.2013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184">
            <text:p>184</text:p>
          </table:table-cell>
          <table:table-cell office:value-type="string">
            <text:p>Электронные компоненты</text:p>
          </table:table-cell>
          <table:table-cell office:value-type="string">
            <text:p>Электронщик ул Нарымская</text:p>
          </table:table-cell>
        </table:table-row>
        <table:table-row table:style-name="ro2">
          <table:table-cell table:style-name="ce2" office:value-type="date" office:date-value="2013-02-15">
            <text:p>15.02.2013</text:p>
          </table:table-cell>
          <table:table-cell office:value-type="string">
            <text:p>пятница</text:p>
          </table:table-cell>
          <table:table-cell table:style-name="ce3" office:value-type="float" office:value="1400">
            <text:p>1400</text:p>
          </table:table-cell>
          <table:table-cell office:value-type="string">
            <text:p>Продал 2 подставки под микрофон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2-19">
            <text:p>19.02.2013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1350">
            <text:p>1350</text:p>
          </table:table-cell>
          <table:table-cell office:value-type="string">
            <text:p>Оплата интернет-магазина printandplay.ru через Альфа-клик и WM</text:p>
          </table:table-cell>
          <table:table-cell office:value-type="string">
            <text:p>Альфа-клик и WM</text:p>
          </table:table-cell>
        </table:table-row>
        <table:table-row table:style-name="ro2">
          <table:table-cell table:style-name="ce2" office:value-type="date" office:date-value="2013-03-07">
            <text:p>07.03.2013</text:p>
          </table:table-cell>
          <table:table-cell office:value-type="string">
            <text:p>четверг</text:p>
          </table:table-cell>
          <table:table-cell table:style-name="ce3" office:value-type="float" office:value="1920">
            <text:p>1920</text:p>
          </table:table-cell>
          <table:table-cell office:value-type="string">
            <text:p>ABS пластик 1 кг красного + 1 кг белого (1013)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3-11">
            <text:p>11.03.2013</text:p>
          </table:table-cell>
          <table:table-cell office:value-type="string">
            <text:p>понедельник</text:p>
          </table:table-cell>
          <table:table-cell table:style-name="ce3" office:value-type="float" office:value="1600">
            <text:p>1600</text:p>
          </table:table-cell>
          <table:table-cell office:value-type="string">
            <text:p>Белый ABS 2 к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3-20">
            <text:p>20.03.2013</text:p>
          </table:table-cell>
          <table:table-cell office:value-type="string">
            <text:p>среда</text:p>
          </table:table-cell>
          <table:table-cell/>
          <table:table-cell office:value-type="string">
            <text:p>поступила предоплата 20000 на сберкарту за 3d-принтер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3-22">
            <text:p>22.03.2013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2500">
            <text:p>2500</text:p>
          </table:table-cell>
          <table:table-cell office:value-type="string">
            <text:p>Монитор б/у 19 дюймов Philips 190S</text:p>
          </table:table-cell>
          <table:table-cell office:value-type="string">
            <text:p>Форум Академгородка</text:p>
          </table:table-cell>
        </table:table-row>
        <table:table-row table:style-name="ro2">
          <table:table-cell table:style-name="ce2" office:value-type="date" office:date-value="2013-03-25">
            <text:p>25.03.2013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350">
            <text:p>350</text:p>
          </table:table-cell>
          <table:table-cell office:value-type="string">
            <text:p>Сетевой фильтр 5 розеток 3 метра провод</text:p>
          </table:table-cell>
          <table:table-cell office:value-type="string">
            <text:p>Кольцово</text:p>
          </table:table-cell>
        </table:table-row>
        <table:table-row table:style-name="ro2">
          <table:table-cell table:style-name="ce2" office:value-type="date" office:date-value="2013-03-26">
            <text:p>26.03.2013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2070">
            <text:p>2070</text:p>
          </table:table-cell>
          <table:table-cell office:value-type="string">
            <text:p>Оплата SMD светодиодов, NTC термисторов и R для столов по 100 шт</text:p>
          </table:table-cell>
          <table:table-cell office:value-type="string">
            <text:p>ЧипДип</text:p>
          </table:table-cell>
        </table:table-row>
        <table:table-row table:style-name="ro2">
          <table:table-cell table:style-name="ce2" office:value-type="date" office:date-value="2013-03-28">
            <text:p>28.03.2013</text:p>
          </table:table-cell>
          <table:table-cell office:value-type="string">
            <text:p>четверг</text:p>
          </table:table-cell>
          <table:table-cell table:style-name="ce3" office:value-type="float" office:value="20000">
            <text:p>20000</text:p>
          </table:table-cell>
          <table:table-cell office:value-type="string">
            <text:p>Предоплата за 3D-принтер от Лесникова А.В.</text:p>
          </table:table-cell>
          <table:table-cell/>
          <table:table-cell office:value-type="float" office:value="20392">
            <text:p>20392</text:p>
          </table:table-cell>
          <table:table-cell office:value-type="string">
            <text:p>Оплата 19 двигателей NEMA 17 и 20ти муфт + доставка ЕМС почтой 1820 руб</text:p>
          </table:table-cell>
          <table:table-cell office:value-type="string">
            <text:p>Darxton.ru</text:p>
          </table:table-cell>
        </table:table-row>
        <table:table-row table:style-name="ro2">
          <table:table-cell table:number-columns-repeated="5"/>
          <table:table-cell office:value-type="float" office:value="204">
            <text:p>204</text:p>
          </table:table-cell>
          <table:table-cell office:value-type="string">
            <text:p>1% за перевод Сбербанку</text:p>
          </table:table-cell>
          <table:table-cell office:value-type="string">
            <text:p>Сбербанк</text:p>
          </table:table-cell>
        </table:table-row>
        <table:table-row table:style-name="ro2">
          <table:table-cell table:style-name="ce2" office:value-type="date" office:date-value="2013-04-01">
            <text:p>01.04.2013</text:p>
          </table:table-cell>
          <table:table-cell office:value-type="string">
            <text:p>понедельник</text:p>
          </table:table-cell>
          <table:table-cell table:style-name="ce3" office:value-type="float" office:value="5500">
            <text:p>5500</text:p>
          </table:table-cell>
          <table:table-cell office:value-type="string">
            <text:p>Предоплата за 3D-принтер от Лесникова А.В.</text:p>
          </table:table-cell>
          <table:table-cell/>
          <table:table-cell office:value-type="float" office:value="409">
            <text:p>409</text:p>
          </table:table-cell>
          <table:table-cell office:value-type="string">
            <text:p>Канифоль, припой, 5м силикон провода 1мм (245р), клеммы 20шт (60р)</text:p>
          </table:table-cell>
          <table:table-cell office:value-type="string">
            <text:p>Радиотехника, Иванова, 17</text:p>
          </table:table-cell>
        </table:table-row>
        <table:table-row table:style-name="ro3">
          <table:table-cell table:number-columns-repeated="5"/>
          <table:table-cell office:value-type="float" office:value="6282">
            <text:p>6282</text:p>
          </table:table-cell>
          <table:table-cell table:style-name="ce4" office:value-type="string">
            <text:p>Оплачено 25 NTC термисторов проволочных EPCOS B57560G104F <text:s/>+300C по 215.28р + доставка 900р</text:p>
          </table:table-cell>
          <table:table-cell office:value-type="string">
            <text:p>elitan.ru</text:p>
          </table:table-cell>
        </table:table-row>
        <table:table-row table:style-name="ro5">
          <table:table-cell table:number-columns-repeated="5"/>
          <table:table-cell office:value-type="float" office:value="5500">
            <text:p>5500</text:p>
          </table:table-cell>
          <table:table-cell table:style-name="ce4" office:value-type="string">
            <text:p>Оплачено 20 сопел для 3D-принтера в Барнаул Беликову Евгению</text:p>
          </table:table-cell>
          <table:table-cell office:value-type="string">
            <text:p>Сбербанк онлайн</text:p>
          </table:table-cell>
        </table:table-row>
        <table:table-row table:style-name="ro2">
          <table:table-cell table:number-columns-repeated="5"/>
          <table:table-cell office:value-type="float" office:value="38">
            <text:p>38</text:p>
          </table:table-cell>
          <table:table-cell office:value-type="string">
            <text:p>2 ключа шестигранника на 2,5 мм</text:p>
          </table:table-cell>
          <table:table-cell office:value-type="string">
            <text:p>Крепеж, Иванова, 31</text:p>
          </table:table-cell>
        </table:table-row>
        <table:table-row table:style-name="ro2">
          <table:table-cell table:style-name="ce2" office:value-type="date" office:date-value="2013-04-03">
            <text:p>03.04.2013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456">
            <text:p>456</text:p>
          </table:table-cell>
          <table:table-cell office:value-type="string">
            <text:p>6 стекол 210x210x4мм</text:p>
          </table:table-cell>
          <table:table-cell office:value-type="string">
            <text:p>Резка зеркал, Иванова, 31</text:p>
          </table:table-cell>
        </table:table-row>
        <table:table-row table:style-name="ro2">
          <table:table-cell table:style-name="ce2" office:value-type="date" office:date-value="2013-04-04">
            <text:p>04.04.2013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141">
            <text:p>141</text:p>
          </table:table-cell>
          <table:table-cell office:value-type="string">
            <text:p>Шило, сверло 4.5, проволока для стяжек</text:p>
          </table:table-cell>
          <table:table-cell office:value-type="string">
            <text:p>Дюжина</text:p>
          </table:table-cell>
        </table:table-row>
        <table:table-row table:style-name="ro2">
          <table:table-cell table:number-columns-repeated="5"/>
          <table:table-cell office:value-type="float" office:value="347">
            <text:p>347</text:p>
          </table:table-cell>
          <table:table-cell office:value-type="string">
            <text:p>Винты М6, метчики, ключ шестигранник 5</text:p>
          </table:table-cell>
          <table:table-cell office:value-type="string">
            <text:p>Крепеж, Иванова, 31</text:p>
          </table:table-cell>
        </table:table-row>
        <table:table-row table:style-name="ro2">
          <table:table-cell table:style-name="ce2" office:value-type="date" office:date-value="2013-04-06">
            <text:p>06.04.2013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string">
            <text:p>Оставил на покупку радиодеталей в НГТУ</text:p>
          </table:table-cell>
          <table:table-cell office:value-type="string">
            <text:p>НГТУ</text:p>
          </table:table-cell>
        </table:table-row>
        <table:table-row table:style-name="ro2">
          <table:table-cell table:number-columns-repeated="5"/>
          <table:table-cell office:value-type="float" office:value="100">
            <text:p>100</text:p>
          </table:table-cell>
          <table:table-cell office:value-type="string">
            <text:p>Дощечки 12x18 см 10 шт</text:p>
          </table:table-cell>
          <table:table-cell office:value-type="string">
            <text:p>Валерий, Щ</text:p>
          </table:table-cell>
        </table:table-row>
        <table:table-row table:style-name="ro2">
          <table:table-cell table:style-name="ce2" office:value-type="date" office:date-value="2013-04-08">
            <text:p>08.04.2013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1500">
            <text:p>1500</text:p>
          </table:table-cell>
          <table:table-cell office:value-type="string">
            <text:p>Оплата штрафа за направляющие</text:p>
          </table:table-cell>
          <table:table-cell office:value-type="string">
            <text:p>Альфа-клик</text:p>
          </table:table-cell>
        </table:table-row>
        <table:table-row table:style-name="ro2">
          <table:table-cell table:style-name="ce2" office:value-type="date" office:date-value="2013-04-12">
            <text:p>12.04.2013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string">
            <text:p>Оплата доставки посылки от ЧипИДип Автотрейдингом</text:p>
          </table:table-cell>
          <table:table-cell office:value-type="string">
            <text:p>Щ</text:p>
          </table:table-cell>
        </table:table-row>
        <table:table-row table:style-name="ro2">
          <table:table-cell table:number-columns-repeated="5"/>
          <table:table-cell office:value-type="float" office:value="2985">
            <text:p>2985</text:p>
          </table:table-cell>
          <table:table-cell office:value-type="string">
            <text:p>Оплата 10 м ремней компании АБЕЛТ</text:p>
          </table:table-cell>
          <table:table-cell office:value-type="string">
            <text:p>Альфа-клик</text:p>
          </table:table-cell>
        </table:table-row>
        <table:table-row table:style-name="ro2">
          <table:table-cell table:style-name="ce2" office:value-type="date" office:date-value="2013-04-13">
            <text:p>13.04.2013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1740">
            <text:p>1740</text:p>
          </table:table-cell>
          <table:table-cell office:value-type="string">
            <text:p>RAMPS-плата + радиатор вместо тестовой</text:p>
          </table:table-cell>
          <table:table-cell office:value-type="string">
            <text:p>Devicter</text:p>
          </table:table-cell>
        </table:table-row>
        <table:table-row table:style-name="ro2">
          <table:table-cell table:style-name="ce2" office:value-type="date" office:date-value="2013-04-16">
            <text:p>16.04.2013</text:p>
          </table:table-cell>
          <table:table-cell office:value-type="string">
            <text:p>вторник</text:p>
          </table:table-cell>
          <table:table-cell table:style-name="ce3" office:value-type="float" office:value="800">
            <text:p>800</text:p>
          </table:table-cell>
          <table:table-cell office:value-type="string">
            <text:p>Продал 1 кг красного ABS-пласти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4-18">
            <text:p>18.04.2013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2525">
            <text:p>2525</text:p>
          </table:table-cell>
          <table:table-cell office:value-type="string">
            <text:p>5 SATA кабелей + Веб-камера Logitech B910 HD 5 Mpix</text:p>
          </table:table-cell>
          <table:table-cell office:value-type="string">
            <text:p>e2e4online.ru</text:p>
          </table:table-cell>
        </table:table-row>
        <table:table-row table:style-name="ro2">
          <table:table-cell table:style-name="ce2" office:value-type="date" office:date-value="2013-04-20">
            <text:p>20.04.2013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540">
            <text:p>540</text:p>
          </table:table-cell>
          <table:table-cell office:value-type="string">
            <text:p>Электронные компоненты</text:p>
          </table:table-cell>
          <table:table-cell office:value-type="string">
            <text:p>Электронщик, Горский м-н, 61</text:p>
          </table:table-cell>
        </table:table-row>
        <table:table-row table:style-name="ro2">
          <table:table-cell table:style-name="ce2" office:value-type="date" office:date-value="2013-04-24">
            <text:p>24.04.2013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10736">
            <text:p>10736</text:p>
          </table:table-cell>
          <table:table-cell office:value-type="string">
            <text:p>Оплата изготовления плат стола через Альфа-клик</text:p>
          </table:table-cell>
          <table:table-cell office:value-type="string">
            <text:p>Электроконнект</text:p>
          </table:table-cell>
        </table:table-row>
        <table:table-row table:style-name="ro2">
          <table:table-cell table:number-columns-repeated="5"/>
          <table:table-cell office:value-type="float" office:value="1374">
            <text:p>1374</text:p>
          </table:table-cell>
          <table:table-cell office:value-type="string">
            <text:p>Оплата 20 шт MOSFET STP55NF06L через WM</text:p>
          </table:table-cell>
          <table:table-cell office:value-type="string">
            <text:p>Элитан</text:p>
          </table:table-cell>
        </table:table-row>
        <table:table-row table:style-name="ro2">
          <table:table-cell table:number-columns-repeated="5"/>
          <table:table-cell office:value-type="float" office:value="225">
            <text:p>225</text:p>
          </table:table-cell>
          <table:table-cell office:value-type="string">
            <text:p>5 метровых шпилек M8</text:p>
          </table:table-cell>
          <table:table-cell office:value-type="string">
            <text:p>Крепеж</text:p>
          </table:table-cell>
        </table:table-row>
        <table:table-row table:style-name="ro2">
          <table:table-cell table:number-columns-repeated="5"/>
          <table:table-cell office:value-type="float" office:value="790">
            <text:p>790</text:p>
          </table:table-cell>
          <table:table-cell office:value-type="string">
            <text:p>БП LinkWorld LW2-500W</text:p>
          </table:table-cell>
          <table:table-cell office:value-type="string">
            <text:p>e2e4online.ru</text:p>
          </table:table-cell>
        </table:table-row>
        <table:table-row table:style-name="ro2">
          <table:table-cell table:style-name="ce2" office:value-type="date" office:date-value="2013-04-25">
            <text:p>25.04.2013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7011">
            <text:p>7011</text:p>
          </table:table-cell>
          <table:table-cell office:value-type="string">
            <text:p>Оплата изготовления плат стола через Альфа-клик</text:p>
          </table:table-cell>
          <table:table-cell office:value-type="string">
            <text:p>Электроконнект</text:p>
          </table:table-cell>
        </table:table-row>
        <table:table-row table:style-name="ro2">
          <table:table-cell table:style-name="ce2" office:value-type="date" office:date-value="2013-04-26">
            <text:p>26.04.2013</text:p>
          </table:table-cell>
          <table:table-cell office:value-type="string">
            <text:p>пятница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string">
            <text:p>PBS-40R разъемы 5шт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235">
            <text:p>235</text:p>
          </table:table-cell>
          <table:table-cell office:value-type="string">
            <text:p>Лупа с зажимом Третья рука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297">
            <text:p>297</text:p>
          </table:table-cell>
          <table:table-cell office:value-type="string">
            <text:p>Бокорезы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36">
            <text:p>36</text:p>
          </table:table-cell>
          <table:table-cell office:value-type="string">
            <text:p>Термообжим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200">
            <text:p>200</text:p>
          </table:table-cell>
          <table:table-cell office:value-type="string">
            <text:p>Провода 4х цветов по 10 метров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20">
            <text:p>20</text:p>
          </table:table-cell>
          <table:table-cell office:value-type="string">
            <text:p>Винты с потайной головкой M4x35 20шт</text:p>
          </table:table-cell>
          <table:table-cell office:value-type="string">
            <text:p>Крепеж</text:p>
          </table:table-cell>
        </table:table-row>
        <table:table-row table:style-name="ro2">
          <table:table-cell table:style-name="ce2" office:value-type="date" office:date-value="2013-05-02">
            <text:p>02.05.2013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112">
            <text:p>112</text:p>
          </table:table-cell>
          <table:table-cell office:value-type="string">
            <text:p>Сверло 2,5 мм, 16 мм</text:p>
          </table:table-cell>
          <table:table-cell office:value-type="string">
            <text:p>Дюжина</text:p>
          </table:table-cell>
        </table:table-row>
        <table:table-row table:style-name="ro2">
          <table:table-cell table:style-name="ce2" office:value-type="date" office:date-value="2013-05-04">
            <text:p>04.05.2013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2502">
            <text:p>2502</text:p>
          </table:table-cell>
          <table:table-cell office:value-type="string">
            <text:p>Оплата монтажа плат САНТ</text:p>
          </table:table-cell>
          <table:table-cell office:value-type="string">
            <text:p>Альфа-клик</text:p>
          </table:table-cell>
        </table:table-row>
        <table:table-row table:style-name="ro2">
          <table:table-cell table:style-name="ce2" office:value-type="date" office:date-value="2013-05-05">
            <text:p>05.05.2013</text:p>
          </table:table-cell>
          <table:table-cell office:value-type="string">
            <text:p>воскресенье</text:p>
          </table:table-cell>
          <table:table-cell table:style-name="ce3" office:value-type="float" office:value="500">
            <text:p>500</text:p>
          </table:table-cell>
          <table:table-cell office:value-type="string">
            <text:p>Продал 2 кг ABS серого за печать деталей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08">
            <text:p>08.05.2013</text:p>
          </table:table-cell>
          <table:table-cell office:value-type="string">
            <text:p>среда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Клей Grifon</text:p>
          </table:table-cell>
          <table:table-cell office:value-type="string">
            <text:p>Авоська, Кольцово</text:p>
          </table:table-cell>
        </table:table-row>
        <table:table-row table:style-name="ro3">
          <table:table-cell table:number-columns-repeated="5"/>
          <table:table-cell office:value-type="float" office:value="110">
            <text:p>110</text:p>
          </table:table-cell>
          <table:table-cell table:style-name="ce4" office:value-type="string">
            <text:p>Полотно для шлицовки, биты на 4,5 мм внутр. шестигранник для шуруповерта, магнитный держатель</text:p>
          </table:table-cell>
          <table:table-cell office:value-type="string">
            <text:p>Дюжина</text:p>
          </table:table-cell>
        </table:table-row>
        <table:table-row table:style-name="ro5">
          <table:table-cell table:number-columns-repeated="5"/>
          <table:table-cell office:value-type="float" office:value="320">
            <text:p>320</text:p>
          </table:table-cell>
          <table:table-cell table:style-name="ce4" office:value-type="string">
            <text:p>1.2 мм хвостовик 0.26 мм 10 шт HSCO комплект сверл</text:p>
          </table:table-cell>
          <table:table-cell office:value-type="string">
            <text:p>АкадемСнаб</text:p>
          </table:table-cell>
        </table:table-row>
        <table:table-row table:style-name="ro5">
          <table:table-cell table:number-columns-repeated="5"/>
          <table:table-cell office:value-type="float" office:value="200">
            <text:p>200</text:p>
          </table:table-cell>
          <table:table-cell table:style-name="ce4" office:value-type="string">
            <text:p>1.2 мм хвостовик 0.5 мм 10 шт комплект сверл</text:p>
          </table:table-cell>
          <table:table-cell office:value-type="string">
            <text:p>АкадемСнаб</text:p>
          </table:table-cell>
        </table:table-row>
        <table:table-row table:style-name="ro2">
          <table:table-cell table:style-name="ce2" office:value-type="date" office:date-value="2013-05-13">
            <text:p>13.05.2013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315">
            <text:p>315</text:p>
          </table:table-cell>
          <table:table-cell office:value-type="string">
            <text:p>Шпильки M8 1м 7 штук</text:p>
          </table:table-cell>
          <table:table-cell office:value-type="string">
            <text:p>Крепеж</text:p>
          </table:table-cell>
        </table:table-row>
        <table:table-row table:style-name="ro2">
          <table:table-cell table:style-name="ce2" office:value-type="date" office:date-value="2013-05-17">
            <text:p>17.05.2013</text:p>
          </table:table-cell>
          <table:table-cell office:value-type="string">
            <text:p>пятница</text:p>
          </table:table-cell>
          <table:table-cell table:style-name="ce3" office:value-type="float" office:value="2000">
            <text:p>2000</text:p>
          </table:table-cell>
          <table:table-cell office:value-type="string">
            <text:p>Оплата контроля сделки по 3D-принтеру ReplicatorG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float" office:value="200">
            <text:p>200</text:p>
          </table:table-cell>
          <table:table-cell office:value-type="string">
            <text:p>Продажа сверл Сереге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float" office:value="150">
            <text:p>150</text:p>
          </table:table-cell>
          <table:table-cell office:value-type="string">
            <text:p>Продажа сверл Ивану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22">
            <text:p>22.05.2013</text:p>
          </table:table-cell>
          <table:table-cell office:value-type="string">
            <text:p>среда</text:p>
          </table:table-cell>
          <table:table-cell table:style-name="ce3" office:value-type="float" office:value="500">
            <text:p>500</text:p>
          </table:table-cell>
          <table:table-cell office:value-type="string">
            <text:p>Продал Диме 1,5 м ремня Т5 и кольцевой ремень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25">
            <text:p>25.05.2013</text:p>
          </table:table-cell>
          <table:table-cell office:value-type="string">
            <text:p>суббота</text:p>
          </table:table-cell>
          <table:table-cell table:number-columns-repeated="3"/>
          <table:table-cell office:value-type="float" office:value="860">
            <text:p>860</text:p>
          </table:table-cell>
          <table:table-cell office:value-type="string">
            <text:p>Электронные компоненты</text:p>
          </table:table-cell>
          <table:table-cell office:value-type="string">
            <text:p>Электронщик</text:p>
          </table:table-cell>
        </table:table-row>
        <table:table-row table:style-name="ro2">
          <table:table-cell table:number-columns-repeated="5"/>
          <table:table-cell office:value-type="float" office:value="200">
            <text:p>200</text:p>
          </table:table-cell>
          <table:table-cell office:value-type="string">
            <text:p>Предоплата за 5 пар 26pin разъемов</text:p>
          </table:table-cell>
          <table:table-cell office:value-type="string">
            <text:p>Электронщик</text:p>
          </table:table-cell>
        </table:table-row>
        <table:table-row table:style-name="ro2">
          <table:table-cell table:style-name="ce2" office:value-type="date" office:date-value="2013-05-28">
            <text:p>28.05.2013</text:p>
          </table:table-cell>
          <table:table-cell office:value-type="string">
            <text:p>вторник</text:p>
          </table:table-cell>
          <table:table-cell table:number-columns-repeated="3"/>
          <table:table-cell office:value-type="float" office:value="3000">
            <text:p>3000</text:p>
          </table:table-cell>
          <table:table-cell office:value-type="string">
            <text:p>Оплата Freeduino + 4 StepStick с радиаторами</text:p>
          </table:table-cell>
          <table:table-cell office:value-type="string">
            <text:p>devicter.ru</text:p>
          </table:table-cell>
        </table:table-row>
        <table:table-row table:style-name="ro2">
          <table:table-cell table:style-name="ce2" office:value-type="date" office:date-value="2013-06-05">
            <text:p>05.06.2013</text:p>
          </table:table-cell>
          <table:table-cell office:value-type="string">
            <text:p>среда</text:p>
          </table:table-cell>
          <table:table-cell table:style-name="ce3" office:value-type="float" office:value="5000">
            <text:p>5000</text:p>
          </table:table-cell>
          <table:table-cell office:value-type="string">
            <text:p>Предоплата за принтер от Лесников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6-06">
            <text:p>06.06.2013</text:p>
          </table:table-cell>
          <table:table-cell office:value-type="string">
            <text:p>четверг</text:p>
          </table:table-cell>
          <table:table-cell table:number-columns-repeated="3"/>
          <table:table-cell office:value-type="float" office:value="334">
            <text:p>334</text:p>
          </table:table-cell>
          <table:table-cell office:value-type="string">
            <text:p>Мебельные болты с гайкой, наушники защитные, очки защитные 2 шт</text:p>
          </table:table-cell>
          <table:table-cell office:value-type="string">
            <text:p>Крепеж</text:p>
          </table:table-cell>
        </table:table-row>
        <table:table-row table:style-name="ro2">
          <table:table-cell table:style-name="ce2" office:value-type="date" office:date-value="2013-06-07">
            <text:p>07.06.2013</text:p>
          </table:table-cell>
          <table:table-cell office:value-type="string">
            <text:p>пятница</text:p>
          </table:table-cell>
          <table:table-cell table:style-name="ce3" office:value-type="float" office:value="6800">
            <text:p>6800</text:p>
          </table:table-cell>
          <table:table-cell office:value-type="string">
            <text:p>Предоплата за принтер от Лесников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6-09">
            <text:p>09.06.2013</text:p>
          </table:table-cell>
          <table:table-cell office:value-type="string">
            <text:p>воскресенье</text:p>
          </table:table-cell>
          <table:table-cell table:style-name="ce3" office:value-type="float" office:value="800">
            <text:p>800</text:p>
          </table:table-cell>
          <table:table-cell office:value-type="string">
            <text:p>ABS пластик красный 1 к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6-10">
            <text:p>10.06.2013</text:p>
          </table:table-cell>
          <table:table-cell office:value-type="string">
            <text:p>понедельник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string">
            <text:p>Два сломанных БП с вентиляторами 12 см</text:p>
          </table:table-cell>
          <table:table-cell office:value-type="string">
            <text:p>Пос. РМЗ</text:p>
          </table:table-cell>
        </table:table-row>
        <table:table-row table:style-name="ro2">
          <table:table-cell table:style-name="ce2" office:value-type="date" office:date-value="2013-06-13">
            <text:p>13.06.2013</text:p>
          </table:table-cell>
          <table:table-cell office:value-type="string">
            <text:p>четверг</text:p>
          </table:table-cell>
          <table:table-cell table:style-name="ce3" office:value-type="float" office:value="550">
            <text:p>550</text:p>
          </table:table-cell>
          <table:table-cell office:value-type="string">
            <text:p>Дима купил 2 муфты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6-14">
            <text:p>14.06.2013</text:p>
          </table:table-cell>
          <table:table-cell office:value-type="string">
            <text:p>пятница</text:p>
          </table:table-cell>
          <table:table-cell table:style-name="ce3"/>
          <table:table-cell table:number-columns-repeated="2"/>
          <table:table-cell office:value-type="float" office:value="22">
            <text:p>22</text:p>
          </table:table-cell>
          <table:table-cell office:value-type="string">
            <text:p>Клей Grifon</text:p>
          </table:table-cell>
          <table:table-cell office:value-type="string">
            <text:p>Авоська</text:p>
          </table:table-cell>
        </table:table-row>
        <table:table-row table:style-name="ro2">
          <table:table-cell table:style-name="ce2" office:value-type="date" office:date-value="2013-06-16">
            <text:p>16.06.2013</text:p>
          </table:table-cell>
          <table:table-cell office:value-type="string">
            <text:p>воскресенье</text:p>
          </table:table-cell>
          <table:table-cell table:style-name="ce3" office:value-type="float" office:value="300">
            <text:p>300</text:p>
          </table:table-cell>
          <table:table-cell office:value-type="string">
            <text:p>Продал терморезистор Ивану</text:p>
          </table:table-cell>
          <table:table-cell table:number-columns-repeated="4"/>
        </table:table-row>
        <table:table-row table:style-name="ro3">
          <table:table-cell table:style-name="ce2" office:value-type="date" office:date-value="2013-06-17">
            <text:p>17.06.2013</text:p>
          </table:table-cell>
          <table:table-cell office:value-type="string">
            <text:p>понедельник</text:p>
          </table:table-cell>
          <table:table-cell table:style-name="ce3"/>
          <table:table-cell table:number-columns-repeated="2"/>
          <table:table-cell office:value-type="float" office:value="678">
            <text:p>678</text:p>
          </table:table-cell>
          <table:table-cell table:style-name="ce4" office:value-type="string">
            <text:p>Гайки M4 с нейлон. вст 50 шт, 2 ключа M4, рулетка 3 м, клей 3 шт, винты M3x12 50 шт, ножи технич 2 шт, биты для шуруповерта</text:p>
          </table:table-cell>
          <table:table-cell office:value-type="string">
            <text:p>Крепеж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number-columns-repeated="2"/>
          <table:table-cell office:value-type="float" office:value="84">
            <text:p>84</text:p>
          </table:table-cell>
          <table:table-cell office:value-type="string">
            <text:p>Канцелярские зажимы 12 шт</text:p>
          </table:table-cell>
          <table:table-cell office:value-type="string">
            <text:p>ТД Лабиринт, ПродСиб, Кольцово</text:p>
          </table:table-cell>
        </table:table-row>
        <table:table-row table:style-name="ro2">
          <table:table-cell table:style-name="ce2" office:value-type="date" office:date-value="2013-06-21">
            <text:p>21.06.2013</text:p>
          </table:table-cell>
          <table:table-cell office:value-type="string">
            <text:p>пятница</text:p>
          </table:table-cell>
          <table:table-cell table:style-name="ce3"/>
          <table:table-cell table:number-columns-repeated="2"/>
          <table:table-cell office:value-type="float" office:value="282">
            <text:p>282</text:p>
          </table:table-cell>
          <table:table-cell office:value-type="string">
            <text:p>Оплата отправки 1 кг ABS пластика в Томск</text:p>
          </table:table-cell>
          <table:table-cell office:value-type="string">
            <text:p>Почта России</text:p>
          </table:table-cell>
        </table:table-row>
        <table:table-row table:style-name="ro3">
          <table:table-cell table:style-name="ce2" office:value-type="date" office:date-value="2013-06-22">
            <text:p>22.06.2013</text:p>
          </table:table-cell>
          <table:table-cell office:value-type="string">
            <text:p>суббота</text:p>
          </table:table-cell>
          <table:table-cell table:style-name="ce3" office:value-type="float" office:value="2600">
            <text:p>2600</text:p>
          </table:table-cell>
          <table:table-cell table:style-name="ce4" office:value-type="string">
            <text:p>Два двигателя шаговых, два метра зубчатого ремня, два шкива</text:p>
          </table:table-cell>
          <table:table-cell/>
          <table:table-cell office:value-type="float" office:value="1800">
            <text:p>1800</text:p>
          </table:table-cell>
          <table:table-cell office:value-type="string">
            <text:p>Заказ пяти плат RAMPS</text:p>
          </table:table-cell>
          <table:table-cell office:value-type="string">
            <text:p>Кольцово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4"/>
          <table:table-cell/>
          <table:table-cell office:value-type="float" office:value="4000">
            <text:p>4000</text:p>
          </table:table-cell>
          <table:table-cell office:value-type="string">
            <text:p>Зарплата Леше</text:p>
          </table:table-cell>
          <table:table-cell office:value-type="string">
            <text:p>Кольцово</text:p>
          </table:table-cell>
        </table:table-row>
        <table:table-row table:style-name="ro2">
          <table:table-cell table:style-name="ce2" office:value-type="date" office:date-value="2013-06-24">
            <text:p>24.06.2013</text:p>
          </table:table-cell>
          <table:table-cell office:value-type="string">
            <text:p>понедельник</text:p>
          </table:table-cell>
          <table:table-cell table:style-name="ce3"/>
          <table:table-cell table:style-name="ce4"/>
          <table:table-cell/>
          <table:table-cell office:value-type="float" office:value="1000">
            <text:p>1000</text:p>
          </table:table-cell>
          <table:table-cell office:value-type="string">
            <text:p>БП LW-500W и 2 кулера</text:p>
          </table:table-cell>
          <table:table-cell office:value-type="string">
            <text:p>e2e4online</text:p>
          </table:table-cell>
        </table:table-row>
        <table:table-row table:style-name="ro3">
          <table:table-cell table:style-name="ce2" office:value-type="date" office:date-value="2013-06-25">
            <text:p>25.06.2013</text:p>
          </table:table-cell>
          <table:table-cell office:value-type="string">
            <text:p>вторник</text:p>
          </table:table-cell>
          <table:table-cell table:style-name="ce3" office:value-type="float" office:value="1000">
            <text:p>1000</text:p>
          </table:table-cell>
          <table:table-cell office:value-type="string">
            <text:p>Продал стол нагревательный в НГТУ</text:p>
          </table:table-cell>
          <table:table-cell/>
          <table:table-cell office:value-type="float" office:value="650">
            <text:p>650</text:p>
          </table:table-cell>
          <table:table-cell table:style-name="ce4" office:value-type="string">
            <text:p>Провод 2х жильный 5м, термоусадка 6мм 27м, разъемы доплата + 5 корпусов для них, 12 микровыключателей</text:p>
          </table:table-cell>
          <table:table-cell office:value-type="string">
            <text:p>Электронщик</text:p>
          </table:table-cell>
        </table:table-row>
        <table:table-row table:style-name="ro2">
          <table:table-cell table:style-name="ce2" office:value-type="date" office:date-value="2013-06-26">
            <text:p>26.06.2013</text:p>
          </table:table-cell>
          <table:table-cell office:value-type="string">
            <text:p>среда</text:p>
          </table:table-cell>
          <table:table-cell table:style-name="ce3"/>
          <table:table-cell table:style-name="ce4"/>
          <table:table-cell/>
          <table:table-cell office:value-type="float" office:value="195">
            <text:p>195</text:p>
          </table:table-cell>
          <table:table-cell office:value-type="string">
            <text:p>Электропаяльник 30-120 Вт</text:p>
          </table:table-cell>
          <table:table-cell office:value-type="string">
            <text:p>Радиотехника на Иванов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4"/>
          <table:table-cell/>
          <table:table-cell office:value-type="float" office:value="900">
            <text:p>900</text:p>
          </table:table-cell>
          <table:table-cell office:value-type="string">
            <text:p>Клещи для зачистки проводов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4"/>
          <table:table-cell/>
          <table:table-cell office:value-type="float" office:value="586">
            <text:p>586</text:p>
          </table:table-cell>
          <table:table-cell office:value-type="string">
            <text:p>115 метров провода шести цветов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4"/>
          <table:table-cell/>
          <table:table-cell office:value-type="float" office:value="54">
            <text:p>54</text:p>
          </table:table-cell>
          <table:table-cell office:value-type="string">
            <text:p>Термоусадка 3 метра х 2,4 мм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Флюс спирто-канифольный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3-06-29">
            <text:p>29.06.2013</text:p>
          </table:table-cell>
          <table:table-cell office:value-type="string">
            <text:p>суббота</text:p>
          </table:table-cell>
          <table:table-cell table:style-name="ce3" office:value-type="float" office:value="500">
            <text:p>500</text:p>
          </table:table-cell>
          <table:table-cell office:value-type="string">
            <text:p>Остаток белого ABS (меньше 1 кг)</text:p>
          </table:table-cell>
          <table:table-cell table:number-columns-repeated="4"/>
        </table:table-row>
        <table:table-row table:style-name="ro3">
          <table:table-cell table:style-name="ce2" office:value-type="date" office:date-value="2013-07-02">
            <text:p>02.07.2013</text:p>
          </table:table-cell>
          <table:table-cell office:value-type="string">
            <text:p>вторник</text:p>
          </table:table-cell>
          <table:table-cell table:style-name="ce3" office:value-type="float" office:value="3900">
            <text:p>3900</text:p>
          </table:table-cell>
          <table:table-cell table:style-name="ce5" office:value-type="string">
            <text:p>Снял с карты Сбера (остатки от Лесникова и оплата пластика 1100 р от 20.06)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7-03">
            <text:p>03.07.2013</text:p>
          </table:table-cell>
          <table:table-cell office:value-type="string">
            <text:p>среда</text:p>
          </table:table-cell>
          <table:table-cell table:style-name="ce3"/>
          <table:table-cell table:style-name="ce5"/>
          <table:table-cell/>
          <table:table-cell office:value-type="float" office:value="810">
            <text:p>810</text:p>
          </table:table-cell>
          <table:table-cell office:value-type="string">
            <text:p>2 ящика для мелочей Атака EK-31, EK-40, гаечный ключ 13x14</text:p>
          </table:table-cell>
          <table:table-cell office:value-type="string">
            <text:p>СтройТоргСервис, Кутателадзе, 4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5000">
            <text:p>5000</text:p>
          </table:table-cell>
          <table:table-cell office:value-type="string">
            <text:p>Зарплата Леше</text:p>
          </table:table-cell>
          <table:table-cell office:value-type="string">
            <text:p>Кольцово</text:p>
          </table:table-cell>
        </table:table-row>
        <table:table-row table:style-name="ro2">
          <table:table-cell table:style-name="ce2" office:value-type="date" office:date-value="2013-07-11">
            <text:p>11.07.2013</text:p>
          </table:table-cell>
          <table:table-cell office:value-type="string">
            <text:p>четверг</text:p>
          </table:table-cell>
          <table:table-cell table:style-name="ce3"/>
          <table:table-cell table:style-name="ce5"/>
          <table:table-cell/>
          <table:table-cell office:value-type="float" office:value="170">
            <text:p>170</text:p>
          </table:table-cell>
          <table:table-cell office:value-type="string">
            <text:p>Термоусадка 8 мм 5 метров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3-07-16">
            <text:p>16.07.2013</text:p>
          </table:table-cell>
          <table:table-cell office:value-type="string">
            <text:p>вторник</text:p>
          </table:table-cell>
          <table:table-cell table:style-name="ce3"/>
          <table:table-cell table:style-name="ce5"/>
          <table:table-cell/>
          <table:table-cell office:value-type="float" office:value="4255">
            <text:p>4255</text:p>
          </table:table-cell>
          <table:table-cell office:value-type="string">
            <text:p>Электроника для 3D-принтера</text:p>
          </table:table-cell>
          <table:table-cell office:value-type="string">
            <text:p>Девиктер</text:p>
          </table:table-cell>
        </table:table-row>
        <table:table-row table:style-name="ro2">
          <table:table-cell table:style-name="ce2" office:value-type="date" office:date-value="2013-07-20">
            <text:p>20.07.2013</text:p>
          </table:table-cell>
          <table:table-cell office:value-type="string">
            <text:p>суббота</text:p>
          </table:table-cell>
          <table:table-cell table:style-name="ce3"/>
          <table:table-cell table:style-name="ce5"/>
          <table:table-cell/>
          <table:table-cell office:value-type="float" office:value="970">
            <text:p>970</text:p>
          </table:table-cell>
          <table:table-cell office:value-type="string">
            <text:p>БП LW6-500W</text:p>
          </table:table-cell>
          <table:table-cell office:value-type="string">
            <text:p>Квеста</text:p>
          </table:table-cell>
        </table:table-row>
        <table:table-row table:style-name="ro2">
          <table:table-cell table:style-name="ce2" office:value-type="date" office:date-value="2013-07-25">
            <text:p>25.07.2013</text:p>
          </table:table-cell>
          <table:table-cell office:value-type="string">
            <text:p>четверг</text:p>
          </table:table-cell>
          <table:table-cell table:style-name="ce3" office:value-type="float" office:value="9400">
            <text:p>9400</text:p>
          </table:table-cell>
          <table:table-cell office:value-type="string">
            <text:p>Оплата исследования ПНД-прут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7-30">
            <text:p>30.07.2013</text:p>
          </table:table-cell>
          <table:table-cell office:value-type="string">
            <text:p>вторник</text:p>
          </table:table-cell>
          <table:table-cell table:style-name="ce3"/>
          <table:table-cell table:style-name="ce5"/>
          <table:table-cell/>
          <table:table-cell office:value-type="float" office:value="577">
            <text:p>577</text:p>
          </table:table-cell>
          <table:table-cell office:value-type="string">
            <text:p>Ткань сатин черный 145*175</text:p>
          </table:table-cell>
          <table:table-cell office:value-type="string">
            <text:p>Дюжин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88">
            <text:p>88</text:p>
          </table:table-cell>
          <table:table-cell office:value-type="string">
            <text:p>Кабель miniUSB 1,5 м</text:p>
          </table:table-cell>
          <table:table-cell office:value-type="string">
            <text:p>Дюжин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50">
            <text:p>50</text:p>
          </table:table-cell>
          <table:table-cell office:value-type="string">
            <text:p>Доска ПНД для резки овощей</text:p>
          </table:table-cell>
          <table:table-cell office:value-type="string">
            <text:p>Икея</text:p>
          </table:table-cell>
        </table:table-row>
        <table:table-row table:style-name="ro2">
          <table:table-cell table:style-name="ce2" office:value-type="date" office:date-value="2013-08-01">
            <text:p>01.08.2013</text:p>
          </table:table-cell>
          <table:table-cell office:value-type="string">
            <text:p>четверг</text:p>
          </table:table-cell>
          <table:table-cell table:style-name="ce3"/>
          <table:table-cell table:style-name="ce5"/>
          <table:table-cell/>
          <table:table-cell office:value-type="float" office:value="531">
            <text:p>531</text:p>
          </table:table-cell>
          <table:table-cell office:value-type="string">
            <text:p>Провод двухжильный 0,5 мм2 10 м, 2,5 мм2 10 м, термоусадка 9,5 мм 2 м, 1,6 мм 1 м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454">
            <text:p>454</text:p>
          </table:table-cell>
          <table:table-cell office:value-type="string">
            <text:p>Разъем TH-4MR вил на плату 10 шт, MINI-FIT MF-4F 5 шт, MINI-FIT MF-4M 20 шт, PLS-40 вилка 2 шт, текстолит 3 кв дм</text:p>
          </table:table-cell>
          <table:table-cell office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3-08-06">
            <text:p>06.08.2013</text:p>
          </table:table-cell>
          <table:table-cell office:value-type="string">
            <text:p>вторник</text:p>
          </table:table-cell>
          <table:table-cell table:style-name="ce3"/>
          <table:table-cell table:style-name="ce5"/>
          <table:table-cell/>
          <table:table-cell office:value-type="float" office:value="500">
            <text:p>500</text:p>
          </table:table-cell>
          <table:table-cell office:value-type="string">
            <text:p>Сломанные блоки питания с 12 см вентилятором, 10 шт</text:p>
          </table:table-cell>
          <table:table-cell office:value-type="string">
            <text:p>Город</text:p>
          </table:table-cell>
        </table:table-row>
        <table:table-row table:style-name="ro2">
          <table:table-cell table:style-name="ce2" office:value-type="date" office:date-value="2013-08-08">
            <text:p>08.08.2013</text:p>
          </table:table-cell>
          <table:table-cell office:value-type="string">
            <text:p>четверг</text:p>
          </table:table-cell>
          <table:table-cell table:style-name="ce3"/>
          <table:table-cell table:style-name="ce4"/>
          <table:table-cell/>
          <table:table-cell office:value-type="float" office:value="2000">
            <text:p>2000</text:p>
          </table:table-cell>
          <table:table-cell office:value-type="string">
            <text:p>Оплата 50 шт бронзовых втулок</text:p>
          </table:table-cell>
          <table:table-cell office:value-type="string">
            <text:p>Биоссет, Технопарк</text:p>
          </table:table-cell>
        </table:table-row>
        <table:table-row table:style-name="ro2">
          <table:table-cell table:style-name="ce2" office:value-type="date" office:date-value="2013-08-11">
            <text:p>11.08.2013</text:p>
          </table:table-cell>
          <table:table-cell office:value-type="string">
            <text:p>воскресенье</text:p>
          </table:table-cell>
          <table:table-cell table:style-name="ce3" office:value-type="float" office:value="1300">
            <text:p>1300</text:p>
          </table:table-cell>
          <table:table-cell office:value-type="string">
            <text:p>Печать деталей (2 колеса и палка)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8-13">
            <text:p>13.08.2013</text:p>
          </table:table-cell>
          <table:table-cell office:value-type="string">
            <text:p>вторник</text:p>
          </table:table-cell>
          <table:table-cell table:style-name="ce3"/>
          <table:table-cell table:style-name="ce4"/>
          <table:table-cell/>
          <table:table-cell office:value-type="float" office:value="5000">
            <text:p>5000</text:p>
          </table:table-cell>
          <table:table-cell office:value-type="string">
            <text:p>Зарплата Леше (за ПНД печать)</text:p>
          </table:table-cell>
          <table:table-cell office:value-type="string">
            <text:p>Кольцово</text:p>
          </table:table-cell>
        </table:table-row>
        <table:table-row table:style-name="ro2">
          <table:table-cell table:style-name="ce2" office:value-type="date" office:date-value="2013-08-14">
            <text:p>14.08.2013</text:p>
          </table:table-cell>
          <table:table-cell office:value-type="string">
            <text:p>среда</text:p>
          </table:table-cell>
          <table:table-cell table:style-name="ce3"/>
          <table:table-cell table:style-name="ce4"/>
          <table:table-cell/>
          <table:table-cell office:value-type="float" office:value="3700">
            <text:p>3700</text:p>
          </table:table-cell>
          <table:table-cell office:value-type="string">
            <text:p>Оплата изгот. Фторопластовых деталей (30 барьеров (2200) + 30 шайб (1500))</text:p>
          </table:table-cell>
          <table:table-cell office:value-type="string">
            <text:p>Биоссет, Технопарк</text:p>
          </table:table-cell>
        </table:table-row>
        <table:table-row table:style-name="ro2">
          <table:table-cell table:style-name="ce2" office:value-type="date" office:date-value="2013-08-16">
            <text:p>16.08.2013</text:p>
          </table:table-cell>
          <table:table-cell office:value-type="string">
            <text:p>четверг</text:p>
          </table:table-cell>
          <table:table-cell table:style-name="ce3"/>
          <table:table-cell table:style-name="ce4"/>
          <table:table-cell/>
          <table:table-cell office:value-type="float" office:value="150">
            <text:p>150</text:p>
          </table:table-cell>
          <table:table-cell office:value-type="string">
            <text:p>Плашка на 6, 4 винта М8x30, сверло на 12</text:p>
          </table:table-cell>
          <table:table-cell office:value-type="string">
            <text:p>Крепеж</text:p>
          </table:table-cell>
        </table:table-row>
        <table:table-row table:style-name="ro2">
          <table:table-cell table:style-name="ce2" office:value-type="date" office:date-value="2013-08-19">
            <text:p>19.08.2013</text:p>
          </table:table-cell>
          <table:table-cell office:value-type="string">
            <text:p>понедельник</text:p>
          </table:table-cell>
          <table:table-cell table:style-name="ce3"/>
          <table:table-cell table:style-name="ce4"/>
          <table:table-cell/>
          <table:table-cell office:value-type="float" office:value="2160">
            <text:p>2160</text:p>
          </table:table-cell>
          <table:table-cell office:value-type="string">
            <text:p>Вебкамера Logitech B910</text:p>
          </table:table-cell>
          <table:table-cell office:value-type="string">
            <text:p>e2e4online</text:p>
          </table:table-cell>
        </table:table-row>
        <table:table-row table:style-name="ro2">
          <table:table-cell table:style-name="ce2" office:value-type="date" office:date-value="2013-08-23">
            <text:p>23.08.2013</text:p>
          </table:table-cell>
          <table:table-cell office:value-type="string">
            <text:p>пятница</text:p>
          </table:table-cell>
          <table:table-cell table:style-name="ce3"/>
          <table:table-cell table:style-name="ce4"/>
          <table:table-cell/>
          <table:table-cell office:value-type="float" office:value="1350">
            <text:p>1350</text:p>
          </table:table-cell>
          <table:table-cell office:value-type="string">
            <text:p>Оплата магазина printandplay.ru на 6 месяцев</text:p>
          </table:table-cell>
          <table:table-cell office:value-type="string">
            <text:p>StoreLand.Ru</text:p>
          </table:table-cell>
        </table:table-row>
        <table:table-row table:style-name="ro2">
          <table:table-cell table:style-name="ce2" office:value-type="date" office:date-value="2013-08-27">
            <text:p>27.08.2013</text:p>
          </table:table-cell>
          <table:table-cell office:value-type="string">
            <text:p>вторник</text:p>
          </table:table-cell>
          <table:table-cell table:style-name="ce3" office:value-type="float" office:value="20000">
            <text:p>20000</text:p>
          </table:table-cell>
          <table:table-cell office:value-type="string">
            <text:p>Оплата исследования ПНД-прут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8-28">
            <text:p>28.08.2013</text:p>
          </table:table-cell>
          <table:table-cell office:value-type="string">
            <text:p>среда</text:p>
          </table:table-cell>
          <table:table-cell table:style-name="ce3"/>
          <table:table-cell table:style-name="ce4"/>
          <table:table-cell/>
          <table:table-cell office:value-type="float" office:value="5000">
            <text:p>5000</text:p>
          </table:table-cell>
          <table:table-cell office:value-type="string">
            <text:p>Зарплата Леше (за принтер)</text:p>
          </table:table-cell>
          <table:table-cell office:value-type="string">
            <text:p>Кольцово</text:p>
          </table:table-cell>
        </table:table-row>
        <table:table-row table:style-name="ro2">
          <table:table-cell table:style-name="ce2" office:value-type="date" office:date-value="2013-08-30">
            <text:p>30.08.2013</text:p>
          </table:table-cell>
          <table:table-cell office:value-type="string">
            <text:p>пятница</text:p>
          </table:table-cell>
          <table:table-cell table:style-name="ce3"/>
          <table:table-cell table:style-name="ce4"/>
          <table:table-cell/>
          <table:table-cell office:value-type="float" office:value="670">
            <text:p>670</text:p>
          </table:table-cell>
          <table:table-cell office:value-type="string">
            <text:p>Оплата отправки деталей Ячменеву Андрею</text:p>
          </table:table-cell>
          <table:table-cell office:value-type="string">
            <text:p>ЕМС Почта</text:p>
          </table:table-cell>
        </table:table-row>
        <table:table-row table:style-name="ro2">
          <table:table-cell table:style-name="ce2" office:value-type="date" office:date-value="2013-09-01">
            <text:p>01.09.2013</text:p>
          </table:table-cell>
          <table:table-cell office:value-type="string">
            <text:p>воскресенье</text:p>
          </table:table-cell>
          <table:table-cell table:style-name="ce3"/>
          <table:table-cell table:style-name="ce4"/>
          <table:table-cell/>
          <table:table-cell office:value-type="float" office:value="245">
            <text:p>245</text:p>
          </table:table-cell>
          <table:table-cell office:value-type="string">
            <text:p>Клей секундный</text:p>
          </table:table-cell>
          <table:table-cell office:value-type="string">
            <text:p>Крепеж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4"/>
          <table:table-cell/>
          <table:table-cell office:value-type="float" office:value="50">
            <text:p>50</text:p>
          </table:table-cell>
          <table:table-cell office:value-type="string">
            <text:p>8 уголков, гайки М4 нейлон 16 шт и винты М4х10 16 шт</text:p>
          </table:table-cell>
          <table:table-cell office:value-type="string">
            <text:p>Крепеж</text:p>
          </table:table-cell>
        </table:table-row>
        <table:table-row table:style-name="ro2" table:number-rows-repeated="2">
          <table:table-cell table:style-name="ce2"/>
          <table:table-cell/>
          <table:table-cell table:style-name="ce3"/>
          <table:table-cell table:style-name="ce4"/>
          <table:table-cell table:number-columns-repeated="4"/>
        </table:table-row>
        <table:table-row table:style-name="ro2">
          <table:table-cell table:style-name="ce2"/>
          <table:table-cell/>
          <table:table-cell table:formula="of:=SUM([.C2:.C187])" office:value-type="float" office:value="180280">
            <text:p>180280</text:p>
          </table:table-cell>
          <table:table-cell table:number-columns-repeated="2"/>
          <table:table-cell table:formula="of:=SUM([.F2:.F191])" office:value-type="float" office:value="312316">
            <text:p>312316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Доход-расход</text:p>
          </table:table-cell>
          <table:table-cell table:formula="of:=[.F194]-[.C194]" office:value-type="float" office:value="132036">
            <text:p>132036</text:p>
          </table:table-cell>
          <table:table-cell table:number-columns-repeated="2"/>
        </table:table-row>
        <table:table-row table:style-name="ro2" table:number-rows-repeated="104837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Материалы" table:style-name="ta1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currency-style style:name="N12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29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Answer </meta:initial-creator>
    <meta:creation-date>2013-06-11T23:01:01</meta:creation-date>
    <dc:date>2013-09-06T15:54:32</dc:date>
    <dc:creator>AndrewAnswer </dc:creator>
    <meta:editing-duration>PT4H9M</meta:editing-duration>
    <meta:editing-cycles>26</meta:editing-cycles>
    <meta:generator>LibreOffice/3.5$Linux_X86_64 LibreOffice_project/350m1$Build-2</meta:generator>
    <meta:document-statistic meta:table-count="3" meta:cell-count="838" meta:object-count="0"/>
  </office:meta>
</office:document-meta>
</file>